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2.5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8.025cm" svg:height="12.55cm" svg:x="4.017cm" svg:y="7.973cm">
          <draw:text-box>
            <text:p text:style-name="P1"><text:span text:style-name="T1">Zainstalowanie StarOffice obok zainstalowanej ju¿ starszej werrsji tego programmu nie jest ¿adnym problemem. Jeœli jetnak zechcesz zainstalowanych na twom <text:s/>wersji StarOffice.</text:span></text:p>
            <text:p text:style-name="P1"><text:span text:style-name="T1">Zainstalowanie StarOffice obok zainstalowanej ju¿ starszej werrsji tego programmu nie jest ¿adnym problemem. Jeœli jetnak zechcesz zainstalowanych na twom <text:s/>wersji StarOffice.</text:span></text:p>
            <text:p text:style-name="P1"><text:span text:style-name="T1">Zainstalowanie StarOffice obok zainstalowanej ju¿ starszej werrsji tego programmu nie jest ¿adnym problemem. Jeœli jetnak zechcesz zainstalowanych na twom <text:s/>wersji StarOffice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6cm" svg:height="13.365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Strza_3f_ka" draw:display-name="Strza?k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trza_3f_k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trza_3f_ka" draw:marker-start-width="0.2cm" draw:marker-end="Strza_3f_ka" draw:marker-end-width="0.2cm" draw:fill="none"/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creation-date>2000-06-07T14:35:44</meta:creation-date>
    <dc:date>2010-03-23T16:00:03</dc:date>
    <meta:editing-cycles>4</meta:editing-cycles>
    <meta:editing-duration>PT11M21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